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  <style:font-face style:name="Droid Sans Mono" svg:font-family="Droid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fo:color="#000000" style:font-name="Liberation Serif" fo:font-size="12pt" fo:language="en" fo:country="GB" fo:font-weight="normal"/>
    </style:style>
    <style:style style:family="text" style:name="T3" style:display-name="T3">
      <style:text-properties style:font-name="Liberation Serif" fo:font-size="12pt" fo:language="en" fo:country="GB" fo:font-weight="normal"/>
    </style:style>
    <style:style style:family="text" style:name="T4" style:display-name="T4">
      <style:text-properties style:font-name="Droid Sans Mono" fo:font-size="10pt"/>
    </style:style>
    <style:style style:family="text" style:name="T5" style:display-name="T5">
      <style:text-properties style:font-name="DejaVu Sans Mono" fo:font-size="10pt"/>
    </style:style>
    <style:style style:family="paragraph" style:name="P10" style:display-name="P10" style:parent-style-name="Plain-Text">
      <style:paragraph-properties fo:text-align="left"/>
      <style:text-properties fo:color="#000000" fo:language="en" fo:country="GB" fo:font-weight="normal"/>
    </style:style>
    <style:style style:family="paragraph" style:name="P11" style:display-name="P11" style:parent-style-name="Normal">
      <style:paragraph-properties fo:text-align="left"/>
      <style:text-properties fo:color="#000000" fo:language="en" fo:country="GB" fo:font-weight="normal"/>
    </style:style>
    <style:style style:family="paragraph" style:name="P12" style:display-name="P12" style:parent-style-name="Normal">
      <style:text-properties fo:color="#000000" fo:language="en" fo:country="GB"/>
    </style:style>
    <style:style style:family="paragraph" style:name="P13" style:display-name="P13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fo:language="en" fo:country="GB"/>
    </style:style>
    <style:style style:family="paragraph" style:name="P5" style:display-name="P5" style:parent-style-name="Text-body">
      <style:paragraph-properties fo:text-align="justify"/>
      <style:text-properties fo:color="#000000" fo:language="en" fo:country="GB"/>
    </style:style>
    <style:style style:family="paragraph" style:name="P6" style:display-name="P6" style:parent-style-name="Text-body">
      <style:paragraph-properties fo:text-align="justify"/>
      <style:text-properties fo:color="#000000" style:font-name="Liberation Serif" fo:font-size="12pt" fo:language="en" fo:country="GB" fo:font-weight="normal"/>
    </style:style>
    <style:style style:family="paragraph" style:name="P7" style:display-name="P7" style:parent-style-name="Text-body">
      <style:paragraph-properties fo:text-align="left"/>
      <style:text-properties fo:color="#000000" fo:language="en" fo:country="GB" fo:font-weight="normal"/>
    </style:style>
    <style:style style:family="paragraph" style:name="P8" style:display-name="P8" style:parent-style-name="Text-body">
      <style:paragraph-properties fo:text-align="left"/>
      <style:text-properties fo:color="#000000" style:font-name="Droid Sans Mono" fo:font-size="10pt" fo:language="en" fo:country="GB" fo:font-weight="normal"/>
    </style:style>
    <style:style style:family="paragraph" style:name="P9" style:display-name="P9" style:parent-style-name="Plain-Text">
      <style:paragraph-properties fo:text-align="left"/>
      <style:text-properties fo:color="#000000" style:font-name="Droid Sans Mono" fo:font-size="10pt" fo:language="en" fo:country="GB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9: Adding an optional argument to intersect()</text:p>
        <text:p text:style-name="P2"/>
        <text:p text:style-name="P3"/>
        <text:p text:style-name="P3">Title: <text:span text:style-name="T1">Adding an optional argument to intersect()</text:span></text:p>
        <text:p text:style-name="P3">Version: 1.0</text:p>
        <text:p text:style-name="P3">Author: Paul BIGNIER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21th, 2013</text:p>
        <text:p text:style-name="P2"/>
        <text:p text:style-name="P3"/>
        <text:p text:style-name="P4">Abstract</text:p>
        <text:p text:style-name="P3">The aim of this SEP is to motivate the addition of an optional input argument to the intersect function.</text:p>
        <text:p text:style-name="P3"/>
        <text:p text:style-name="P4">Rationale</text:p>
        <text:p text:style-name="P5">Right now, intersect only returns the vector of unique common values of the two input vectors, meaning that</text:p>
        <text:p text:style-name="P5">[v, ka, kb] = intersect([1 8 1], [1 9 1]) returns [1 1 1].</text:p>
        <text:p text:style-name="P5"/>
        <text:p text:style-name="P5">Now, if the users adds the string input argument “all”, intersect will return all of the common occurrences,</text:p>
        <text:p text:style-name="P5"><text:span text:style-name="T1">[v, ka, kb] = intersect([1 8 1], [1 9 1]) returns [ 1 [1 3] [1 3] ] (‘1’ is a common value appearing in positions 1, 3 of ‘argument 1’ and 1, 3 of ‘argument 2’).</text:span></text:p>
        <text:p text:style-name="P5"/>
        <text:p text:style-name="P5">The possible calling sequences become:﻿</text:p>
        <text:p text:style-name="P5"><text:span text:style-name="T2"> <text:s/>v = intersect(a, b)</text:span></text:p>
        <text:p text:style-name="P5"><text:span text:style-name="T2"> <text:s/>v = intersect(a, b, orient)</text:span></text:p>
        <text:p text:style-name="P5"><text:span text:style-name="T3"> <text:s/>v = intersect(a, b, “all”)</text:span></text:p>
        <text:p text:style-name="P6"><text:span text:style-name="T2"> <text:s/>v = intersect(a, b, orient, “all”)</text:span></text:p>
        <text:p text:style-name="P6"><text:span text:style-name="T2"> <text:s/>[v, ka, kb] = intersect(a, b)</text:span></text:p>
        <text:p text:style-name="P6"><text:span text:style-name="T3"> <text:s/>[v, ka, kb] = intersect(a, b, orient)</text:span></text:p>
        <text:p text:style-name="P6"><text:span text:style-name="T3"> <text:s/>[v, ka, kb] = intersect(a, b, “all”)</text:span></text:p>
        <text:p text:style-name="P6"><text:span text:style-name="T3"> <text:s/>[v, ka, kb] = intersect(a, b, orient, “all”)</text:span></text:p>
        <text:p text:style-name="P6">﻿</text:p>
        <text:p text:style-name="P4">Example Usage</text:p>
        <text:p text:style-name="P7">﻿</text:p>
        <text:p text:style-name="P7"><text:span text:style-name="T4">a = [1, 1, 2, 3, 3, 3, 3, 4, 4, 5, 5, 5, 6, 7, 8, 8];</text:span></text:p>
        <text:p text:style-name="P7"><text:span text:style-name="T4">b = [3, 5, 8];</text:span></text:p>
        <text:p text:style-name="P8"><text:span text:style-name="T4">﻿</text:span></text:p>
        <text:p text:style-name="P9"><text:span text:style-name="T4">[v, ka, kb] = intersect(a, b)</text:span></text:p>
        <text:p text:style-name="P9"/>
        <text:p text:style-name="P9"><text:span text:style-name="T4">// Should﻿ return</text:span></text:p>
        <text:p text:style-name="P10"><text:span text:style-name="T4">//v = <text:s/>[3, 3, 3, 3, 5, 5, 5, 8, 8]</text:span></text:p>
        <text:p text:style-name="P10"><text:span text:style-name="T4">//ka = [4, 5, 6, 7, 10, 11, 12, 15, 16]</text:span></text:p>
        <text:p text:style-name="P10"><text:span text:style-name="T4">//kb = [1, 2, 3]</text:span></text:p>
        <text:p text:style-name="P11"/>
        <text:p text:style-name="P4">Changelog</text:p>
        <text:p text:style-name="P5"><text:tab/><text:span text:style-name="T5">1.0 – Initial Version </text:span></text:p>
        <text:p text:style-name="P4">Copyright</text:p>
        <text:p text:style-name="P12"><text:tab/>This document has been placed under the license CeCILL-B.</text:p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Liberation Sans" svg:font-family="Liberation Sans"/>
    <style:font-face style:name="Nimbus Sans L" svg:font-family="Nimbus Sans L"/>
    <style:font-face style:name="Liberation Serif" svg:font-family="Liberation Serif"/>
    <style:font-face style:name="Droid Sans Mono" svg:font-family="Droid Sans Mono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Plain-Text" style:display-name="Plain Text" style:parent-style-name="Normal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